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173.25pt"/>
    </style:style>
    <style:style style:name="co3" style:family="table-column">
      <style:table-column-properties fo:break-before="auto" style:column-width="296.45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78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QRL-Carri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TE-M.2-0.5-67P-M-key-doubles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2_M-ke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CIE-164-02-F-D-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E-164-02-F-D-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0,C11,C16</text:p>
          </table:table-cell>
          <table:table-cell office:value-type="string" calcext:value-type="string">
            <text:p>C_1206_3216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μ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4,C6,C7,C10,C12,C15,C17,C21</text:p>
          </table:table-cell>
          <table:table-cell office:value-type="string" calcext:value-type="string">
            <text:p>C_0402_1005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8</text:p>
          </table:table-cell>
          <table:table-cell office:value-type="string" calcext:value-type="string">
            <text:p>CP_Radial_D6.3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μ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3,C14,C18,C19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μ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PLCC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ALERT~ 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PLCC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2 3.3V Enab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WAKE~ Selec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ALERT~ L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L_Taiyo-Yuden_NR-50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μ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R2,R10,R11,R12,R13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Ω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4,R5,R7,R8,R9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Ω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Ω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4,R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3kΩ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5,R17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8,R19,R21,R22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Ω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DFN-6pin-5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C11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QFN-16-1EP_3x3mm_P0.5mm_EP1.68x1.68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3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SOT-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5632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-4POS-(MOLE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in Mole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PLCC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V3_M.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PLCC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V3_PCI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μ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1:02:42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5T04:09:12.652000000</dc:date>
    <meta:editing-duration>P2DT7H8M8S</meta:editing-duration>
    <meta:editing-cycles>2</meta:editing-cycles>
    <meta:generator>LibreOffice/6.2.4.2$Windows_X86_64 LibreOffice_project/2412653d852ce75f65fbfa83fb7e7b669a126d64</meta:generator>
    <meta:document-statistic meta:table-count="1" meta:cell-count="131" meta:object-count="0"/>
  </office:meta>
</office:document-meta>
</file>